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ahoma" svg:font-family="Tahoma"/>
  </office:font-face-decls>
  <office:automatic-styles>
    <style:style style:name="P1" style:family="paragraph" style:parent-style-name="Standard">
      <style:text-properties officeooo:rsid="000b6d8f" officeooo:paragraph-rsid="000b6d8f"/>
    </style:style>
    <style:style style:name="P2" style:family="paragraph" style:parent-style-name="Standard">
      <style:text-properties officeooo:paragraph-rsid="000b6d8f"/>
    </style:style>
    <style:style style:name="P3" style:family="paragraph" style:parent-style-name="Standard">
      <style:text-properties style:font-name="Liberation Serif" fo:font-size="13pt" fo:font-style="normal" officeooo:rsid="000b288a" style:font-size-asian="13pt" style:font-style-asian="normal" style:font-size-complex="13pt" style:font-style-complex="normal"/>
    </style:style>
    <style:style style:name="P4" style:family="paragraph" style:parent-style-name="Standard">
      <style:text-properties style:font-name="Liberation Serif" fo:font-size="13pt" fo:font-style="normal" officeooo:rsid="000b288a" officeooo:paragraph-rsid="000b288a" style:font-size-asian="13pt" style:font-style-asian="normal" style:font-size-complex="13pt" style:font-style-complex="normal"/>
    </style:style>
    <style:style style:name="P5" style:family="paragraph" style:parent-style-name="Standard">
      <style:text-properties style:font-name="Liberation Serif" fo:font-size="13pt" fo:font-style="normal" officeooo:rsid="000b6d8f" officeooo:paragraph-rsid="000b6d8f" style:font-size-asian="13pt" style:font-style-asian="normal" style:font-size-complex="13pt" style:font-style-complex="normal"/>
    </style:style>
    <style:style style:name="P6" style:family="paragraph" style:parent-style-name="Standard">
      <style:text-properties style:font-name="Liberation Serif" fo:font-size="13pt" fo:font-style="normal" officeooo:rsid="000b6d8f" officeooo:paragraph-rsid="000bd75b" style:font-size-asian="13pt" style:font-style-asian="normal" style:font-size-complex="13pt" style:font-style-complex="normal"/>
    </style:style>
    <style:style style:name="P7" style:family="paragraph" style:parent-style-name="Standard">
      <style:text-properties style:font-name="Liberation Serif" fo:font-size="13pt" fo:font-style="normal" officeooo:rsid="000bd75b" officeooo:paragraph-rsid="000bd75b" style:font-size-asian="13pt" style:font-style-asian="normal" style:font-size-complex="13pt" style:font-style-complex="normal"/>
    </style:style>
    <style:style style:name="P8" style:family="paragraph" style:parent-style-name="Standard">
      <style:text-properties style:font-name="Liberation Serif" fo:font-size="13pt" fo:font-style="normal" officeooo:rsid="000c0c0d" officeooo:paragraph-rsid="000c425a" style:font-size-asian="13pt" style:font-style-asian="normal" style:font-size-complex="13pt" style:font-style-complex="normal"/>
    </style:style>
    <style:style style:name="P9" style:family="paragraph" style:parent-style-name="Standard">
      <style:text-properties style:font-name="Liberation Serif" fo:font-size="13pt" fo:font-style="normal" officeooo:rsid="000c425a" officeooo:paragraph-rsid="000c425a" style:font-size-asian="13pt" style:font-style-asian="normal" style:font-size-complex="13pt" style:font-style-complex="normal"/>
    </style:style>
    <style:style style:name="T1" style:family="text">
      <style:text-properties officeooo:rsid="000b6d8f"/>
    </style:style>
    <style:style style:name="T2" style:family="text">
      <style:text-properties fo:font-variant="normal" fo:text-transform="none" fo:color="#000000" loext:opacity="100%" style:font-name="Liberation Serif" fo:font-size="13pt" fo:letter-spacing="normal" fo:font-style="normal" fo:font-weight="normal" style:font-size-asian="13pt" style:font-style-asian="normal" style:font-size-complex="13pt" style:font-style-complex="normal"/>
    </style:style>
    <style:style style:name="T3" style:family="text">
      <style:text-properties fo:color="#000000" loext:opacity="100%"/>
    </style:style>
    <style:style style:name="T4" style:family="text">
      <style:text-properties fo:color="#000000" loext:opacity="100%" style:font-name="Liberation Serif" fo:font-size="13pt" fo:font-style="normal" style:font-size-asian="13pt" style:font-style-asian="normal" style:font-size-complex="13pt" style:font-style-complex="normal"/>
    </style:style>
    <style:style style:name="T5" style:family="text">
      <style:text-properties fo:color="#000000" loext:opacity="100%" style:font-name="Liberation Serif" fo:font-size="13pt" fo:letter-spacing="normal" fo:font-style="normal" fo:font-weight="normal" style:font-size-asian="13pt" style:font-style-asian="normal" style:font-size-complex="13pt" style:font-style-complex="normal"/>
    </style:style>
    <style:style style:name="T6" style:family="text">
      <style:text-properties fo:color="#000000" loext:opacity="100%" style:font-name="Liberation Serif" fo:font-size="13pt" fo:letter-spacing="normal" fo:font-style="normal" fo:font-weight="normal" officeooo:rsid="000b6d8f" style:font-size-asian="13pt" style:font-style-asian="normal" style:font-size-complex="13pt" style:font-style-complex="normal"/>
    </style:style>
    <style:style style:name="T7" style:family="text">
      <style:text-properties fo:color="#000000" loext:opacity="100%" officeooo:rsid="000bd75b"/>
    </style:style>
    <style:style style:name="T8" style:family="text">
      <style:text-properties fo:color="#000000" loext:opacity="100%" fo:letter-spacing="normal" fo:font-weight="normal"/>
    </style:style>
    <style:style style:name="T9" style:family="text">
      <style:text-properties fo:color="#000000" loext:opacity="100%" fo:letter-spacing="normal" fo:font-weight="normal" officeooo:rsid="000bd75b"/>
    </style:style>
    <style:style style:name="T10" style:family="text">
      <style:text-properties fo:color="#000000" loext:opacity="100%" fo:letter-spacing="normal" fo:font-weight="normal" officeooo:rsid="000c0c0d"/>
    </style:style>
    <style:style style:name="T11" style:family="text">
      <style:text-properties fo:color="#000000" loext:opacity="100%" fo:letter-spacing="normal" fo:font-weight="normal" officeooo:rsid="000c42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iot <text:tab/><text:tab/><text:tab/><text:tab/><text:tab/><text:tab/><text:tab/><text:tab/><text:tab/><text:tab/><text:tab/><text:tab/>2°7</text:p>
      <text:p text:style-name="P4">chauve </text:p>
      <text:p text:style-name="P4"/>
      <text:p text:style-name="P4"><text:tab/><text:tab/><text:tab/><text:tab/><text:tab/><text:tab/><text:tab/>D.S <text:span text:style-name="T1">EMC</text:span></text:p>
      <text:p text:style-name="P4"/>
      <text:p text:style-name="P4"/>
      <text:p text:style-name="P4">1.1.</text:p>
      <text:p text:style-name="P4"/>
      <text:p text:style-name="P4">la loi du talion : la loi du talion sinifit infliger la même punition que le criminel a infliger a la victime </text:p>
      <text:p text:style-name="P4">Le pluralisme : </text:p>
      <text:p text:style-name="P2"><text:span text:style-name="Strong_20_Emphasis"><text:span text:style-name="T2">Liberté collective </text:span></text:span><text:span text:style-name="T4">: </text:span><text:span text:style-name="T5">Droit que l’on peut exercer dans </text:span><text:span text:style-name="T6">une collectivité</text:span></text:p>
      <text:p text:style-name="P1"><text:span text:style-name="Strong_20_Emphasis"><text:span text:style-name="T2">Liberté individuelle </text:span></text:span><text:span text:style-name="T4">: </text:span><text:span text:style-name="T5">Liberté que chacun peut exercer séparément des autres personnes </text:span></text:p>
      <text:p text:style-name="P5"><text:span text:style-name="T3"/></text:p>
      <text:p text:style-name="P5"><text:span text:style-name="T3">1.2</text:span></text:p>
      <text:p text:style-name="P5"><text:span text:style-name="T3"/></text:p>
      <text:p text:style-name="P5"><text:span text:style-name="T3">Les textes de loi sont hiérarchiser comme ce-ci : </text:span></text:p>
      <text:p text:style-name="P5"><text:span text:style-name="T3"/></text:p>
      <text:p text:style-name="P5"><text:span text:style-name="T3">traités </text:span></text:p>
      <text:p text:style-name="P5"><text:span text:style-name="T3">Constitution </text:span></text:p>
      <text:p text:style-name="P5"><text:span text:style-name="T3">Lois et décrets </text:span></text:p>
      <text:p text:style-name="P5"><text:span text:style-name="T3">Arrêts </text:span></text:p>
      <text:p text:style-name="P5"><text:span text:style-name="T3">Puis les règles dans des lieux ‘’priver’’ (règlement intérieur, etc)</text:span></text:p>
      <text:p text:style-name="P5"><text:span text:style-name="T3"/></text:p>
      <text:p text:style-name="P5"><text:span text:style-name="T3">Tout loi/règle doivent respecté celles au dessus d’elle.</text:span></text:p>
      <text:p text:style-name="P5"><text:span text:style-name="T3">Par exemple : </text:span></text:p>
      <text:p text:style-name="P5"><text:span text:style-name="T3"/></text:p>
      <text:p text:style-name="P5"><text:span text:style-name="T3">si dans la constitution il est écrit ‘’il est interdit de se battre’’ il est interdit que dans un règlement intérieur il écrit l’inverse.</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oft-page-break/><text:span text:style-name="T3">2.</text:span></text:p>
      <text:p text:style-name="P6"><text:span text:style-name="T3"><text:tab/>je vais vous présenté qu’en démocratie les médias sont soumis à un code de déontologie, mais qu’il peut exister également des dériver. </text:span><text:span text:style-name="T7">Les ‘’médias’’ sont tout les supports d’information ( télévision, radio, internet…), un code déontologie est l’e</text:span><text:span text:style-name="T9">nsemble des règles qui dirigent une profession. Dans notre cas je retradurai le sujet comme cela ‘’en démocratie les supports d’information sont soumis a des règles, mais qu’il peut en exister des dérives. Pour commencé je dirai qu’en démocratie les médias sont soumis a un code de déontologie puis pour continuer je dirai qu’il peut en exister des dérives.</text:span></text:p>
      <text:p text:style-name="P6"><text:span text:style-name="T9"/></text:p>
      <text:p text:style-name="P6"><text:span text:style-name="T9"/></text:p>
      <text:p text:style-name="P7"><text:span text:style-name="T8">D’après notre document de support nous savons que dans la déontologie du journaliste </text:span><text:span text:style-name="T10">il est écrit qu’</text:span><text:span text:style-name="T8"> ils doivent éviter les ‘’quatre SU’’ qui sont : La </text:span><text:span text:style-name="T10">SU</text:span><text:span text:style-name="T8">jétion, La </text:span><text:span text:style-name="T10">SUf</text:span><text:span text:style-name="T8">fisance, la </text:span><text:span text:style-name="T10">SU</text:span><text:span text:style-name="T8">perficialité et enfin la </text:span><text:span text:style-name="T10">SU</text:span><text:span text:style-name="T8">bjectivité. <text:s/></text:span><text:span text:style-name="T10">Ils doivent au contraire respecté les ‘’quatre U’’ qui sont l’Utilité, l’hUmanité, l’hUmilité et un peut d’hUmour. En effet, ces ‘’règles’’ sont logique et normal, le but premier des médias est d’informé les gens et d’Utile.</text:span></text:p>
      <text:p text:style-name="P7"><text:span text:style-name="T10"/></text:p>
      <text:p text:style-name="P7"><text:span text:style-name="T10"/></text:p>
      <text:p text:style-name="P8"><text:span text:style-name="T8">Il peut également exister des dérives du code de déontologie comme l’Étique </text:span><text:span text:style-name="T11">(</text:span><text:span text:style-name="T8">Ensemble des conceptions morales qui dictent ses actes à quelqu’un</text:span><text:span text:style-name="T11">). En effet, chaque personne a des conceptions morales différentes, ces conceptions morale peuvent rentré en désaccord avec le code de déontologie </text:span></text:p>
      <text:p text:style-name="P8"><text:span text:style-name="T11"/></text:p>
      <text:p text:style-name="P9"><text:span text:style-name="T8">En guise de conclusion, je dirai que tout les médias doivent suivre le code de déontologie mais qu’il rentre parfois en désaccord avec des dérives comme l’ Etique. </text:span></text:p>
      <text:p text:style-name="P9"><text:span text:style-name="T8"/></text:p>
      <text:p text:style-name="P9"><text:span text:style-name="T8">Mais maintenant la question que l’on peut se posée est peut-être la suivante : L’Étique est t’il nocif au bon fonctionnement de la déontologi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ahoma" svg:font-family="Tahom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2T08:02:49.784000000</meta:creation-date>
    <dc:date>2022-02-02T08:55:54.760000000</dc:date>
    <meta:editing-duration>PT11M41S</meta:editing-duration>
    <meta:editing-cycles>3</meta:editing-cycles>
    <meta:generator>LibreOffice/7.2.0.4$Windows_X86_64 LibreOffice_project/9a9c6381e3f7a62afc1329bd359cc48accb6435b</meta:generator>
    <meta:document-statistic meta:table-count="0" meta:image-count="0" meta:object-count="0" meta:page-count="2" meta:paragraph-count="24" meta:word-count="380" meta:character-count="2353" meta:non-whitespace-character-count="1964"/>
  </office:meta>
</office:document-meta>
</file>